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739" officeooo:paragraph-rsid="0018b739"/>
    </style:style>
    <style:style style:name="P2" style:family="paragraph" style:parent-style-name="Standard">
      <style:text-properties fo:font-weight="bold" officeooo:rsid="0018b739" officeooo:paragraph-rsid="0018b739" style:font-weight-asian="bold" style:font-weight-complex="bold"/>
    </style:style>
    <style:style style:name="P3" style:family="paragraph" style:parent-style-name="Standard">
      <style:text-properties fo:font-size="14pt" style:text-underline-style="none" fo:font-weight="bold" officeooo:rsid="0018b739" officeooo:paragraph-rsid="0018b739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umno : Aaron Gutierrez Dominguez<text:tab/></text:p>
      <text:p text:style-name="P3">Tema : 1</text:p>
      <text:p text:style-name="P3">Actividad : 1</text:p>
      <text:p text:style-name="P2"/>
      <text:p text:style-name="P2">1-Usabilidad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8:46:31.724839554</meta:creation-date>
    <meta:generator>LibreOffice/6.0.7.3$Linux_X86_64 LibreOffice_project/00m0$Build-3</meta:generator>
    <dc:date>2019-09-16T18:51:09.559850451</dc:date>
    <meta:editing-duration>PT4M38S</meta:editing-duration>
    <meta:editing-cycles>1</meta:editing-cycles>
    <meta:document-statistic meta:table-count="0" meta:image-count="0" meta:object-count="0" meta:page-count="1" meta:paragraph-count="4" meta:word-count="12" meta:character-count="68" meta:non-whitespace-character-count="59"/>
  </office:meta>
</office:document-meta>
</file>